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77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96.24pt"/>
    </style:style>
    <style:style style:name="co79" style:family="table-column">
      <style:table-column-properties fo:break-before="auto" style:column-width="71.01pt"/>
    </style:style>
    <style:style style:name="co80" style:family="table-column">
      <style:table-column-properties fo:break-before="auto" style:column-width="97.74pt"/>
    </style:style>
    <style:style style:name="co110" style:family="table-column">
      <style:table-column-properties fo:break-before="auto" style:column-width="84.39pt"/>
    </style:style>
    <style:style style:name="co111" style:family="table-column">
      <style:table-column-properties fo:break-before="auto" style:column-width="90.79pt"/>
    </style:style>
    <style:style style:name="co112" style:family="table-column">
      <style:table-column-properties fo:break-before="auto" style:column-width="85.35pt"/>
    </style:style>
    <style:style style:name="co113" style:family="table-column">
      <style:table-column-properties fo:break-before="auto" style:column-width="78.09pt"/>
    </style:style>
    <style:style style:name="co114" style:family="table-column">
      <style:table-column-properties fo:break-before="auto" style:column-width="65.34pt"/>
    </style:style>
    <style:style style:name="co115" style:family="table-column">
      <style:table-column-properties fo:break-before="auto" style:column-width="82.6pt"/>
    </style:style>
    <style:style style:name="co116" style:family="table-column">
      <style:table-column-properties fo:break-before="auto" style:column-width="69.9pt"/>
    </style:style>
    <style:style style:name="co117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134"/>
        <table:table-column table:style-name="co66" table:default-cell-style-name="ce134"/>
        <table:table-column table:style-name="co67" table:default-cell-style-name="ce134"/>
        <table:table-column table:style-name="co68" table:default-cell-style-name="ce134"/>
        <table:table-column table:style-name="co69" table:default-cell-style-name="ce134"/>
        <table:table-column table:style-name="co78" table:default-cell-style-name="ce134"/>
        <table:table-column table:style-name="co79" table:default-cell-style-name="ce134"/>
        <table:table-column table:style-name="co80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34"/>
        <table:table-column table:style-name="co115" table:default-cell-style-name="ce134"/>
        <table:table-column table:style-name="co116" table:default-cell-style-name="ce134"/>
        <table:table-column table:style-name="co117" table:default-cell-style-name="ce134"/>
        <table:table-column table:style-name="co10" table:number-columns-repeated="1007" table:default-cell-style-name="ce169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1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63" office:value-type="string" calcext:value-type="string">
            <text:p>Roshan desire</text:p>
          </table:table-cell>
          <table:table-cell table:style-name="ce170" table:number-columns-repeated="1007"/>
        </table:table-row>
        <table:table-row table:style-name="ro1">
          <table:table-cell table:style-name="ce127" office:value-type="string" calcext:value-type="string">
            <text:p>all_enemy_team_dead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style-name="ce145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aegi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chees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mega_creep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enemy_hero_was_seen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is_night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max_kills_ally_hero_aliv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30" calcext:value-type="float">
            <text:p>-3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ax_kills_enemy_hero_alive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2"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alive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bot_then_enemy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mid_then_enemy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top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6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bot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mid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5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top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time_is_more_5_minutes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bot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4" table:style-name="ce138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mid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top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5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55"/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0:12:26.185636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2T20:16:30.755802277</dc:date>
    <meta:editing-duration>P2DT24M19S</meta:editing-duration>
    <meta:editing-cycles>1983</meta:editing-cycles>
    <meta:document-statistic meta:table-count="9" meta:cell-count="2539" meta:object-count="0"/>
  </office:meta>
</office:document-meta>
</file>